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SOLIS GRANADOS, JOSE ELM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1755064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IX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912278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SOLIS GRANADOS, JOSE ELME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1755064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7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47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47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35727</text:p>
          </table:table-cell>
          <table:table-cell table:style-name="Tabla2.D3" office:value-type="string">
            <text:p text:style-name="P17">48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5/08/2021</text:p>
          </table:table-cell>
          <table:table-cell table:style-name="Tabla2.A4" office:value-type="string">
            <text:p text:style-name="P16">29982</text:p>
          </table:table-cell>
          <table:table-cell table:style-name="Tabla2.D4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5/08/2021</text:p>
          </table:table-cell>
          <table:table-cell table:style-name="Tabla2.A4" office:value-type="string">
            <text:p text:style-name="P16">12214</text:p>
          </table:table-cell>
          <table:table-cell table:style-name="Tabla2.D4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5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3:40:1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